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2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553" calcext:value-type="float">
            <text:p>0.01553</text:p>
          </table:table-cell>
          <table:table-cell table:formula="of:=MIN([.B2:.E2])" office:value-type="float" office:value="0.01478" calcext:value-type="float">
            <text:p>0.0147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068" calcext:value-type="float">
            <text:p>0.0068</text:p>
          </table:table-cell>
          <table:table-cell table:formula="of:=MIN([.B3:.E3])" office:value-type="float" office:value="0.00667" calcext:value-type="float">
            <text:p>0.00667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2152" calcext:value-type="float">
            <text:p>0.02152</text:p>
          </table:table-cell>
          <table:table-cell office:value-type="float" office:value="0.02274" calcext:value-type="float">
            <text:p>0.02274</text:p>
          </table:table-cell>
          <table:table-cell office:value-type="float" office:value="0.02196" calcext:value-type="float">
            <text:p>0.02196</text:p>
          </table:table-cell>
          <table:table-cell office:value-type="float" office:value="0.0224" calcext:value-type="float">
            <text:p>0.0224</text:p>
          </table:table-cell>
          <table:table-cell table:formula="of:=MIN([.B4:.E4])" office:value-type="float" office:value="0.02152" calcext:value-type="float">
            <text:p>0.02152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table:style-name="ce3" office:value-type="float" office:value="0.00289" calcext:value-type="float">
            <text:p>0.00289</text:p>
          </table:table-cell>
          <table:table-cell table:style-name="ce2" office:value-type="float" office:value="0.00285" calcext:value-type="float">
            <text:p>0.0028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288" calcext:value-type="float">
            <text:p>0.00288</text:p>
          </table:table-cell>
          <table:table-cell table:formula="of:=MIN([.B5:.E5])" office:value-type="float" office:value="0.00285" calcext:value-type="float">
            <text:p>0.0028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15.16215" calcext:value-type="float">
            <text:p>115.16215</text:p>
          </table:table-cell>
          <table:table-cell office:value-type="float" office:value="115.50114" calcext:value-type="float">
            <text:p>115.50114</text:p>
          </table:table-cell>
          <table:table-cell office:value-type="float" office:value="114.82509" calcext:value-type="float">
            <text:p>114.82509</text:p>
          </table:table-cell>
          <table:table-cell office:value-type="float" office:value="116.16445" calcext:value-type="float">
            <text:p>116.16445</text:p>
          </table:table-cell>
          <table:table-cell table:formula="of:=MIN([.B6:.E6])" office:value-type="float" office:value="114.82509" calcext:value-type="float">
            <text:p>114.8250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94.99444" calcext:value-type="float">
            <text:p>94.99444</text:p>
          </table:table-cell>
          <table:table-cell office:value-type="float" office:value="94.84444" calcext:value-type="float">
            <text:p>94.84444</text:p>
          </table:table-cell>
          <table:table-cell office:value-type="float" office:value="94.31667" calcext:value-type="float">
            <text:p>94.31667</text:p>
          </table:table-cell>
          <table:table-cell office:value-type="float" office:value="95.49444" calcext:value-type="float">
            <text:p>95.49444</text:p>
          </table:table-cell>
          <table:table-cell table:formula="of:=MIN([.B7:.E7])" office:value-type="float" office:value="94.31667" calcext:value-type="float">
            <text:p>94.3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08:34:09.995745643</dc:date>
    <meta:editing-duration>PT48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